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10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0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 style:text-underline-style="solid" style:text-underline-width="auto" style:text-underline-color="font-color"/>
    </style:style>
    <style:style style:name="T4" style:family="text">
      <style:text-properties fo:color="#ff0000"/>
    </style:style>
    <style:style style:name="T5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text-position="0% 100%" style:font-name="Calibri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7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fo:language="pt" fo:country="BR" style:letter-kerning="true" style:font-name-asian="Mangal" style:font-size-asian="14pt" style:language-asian="hi" style:country-asian="IN" style:font-size-complex="14pt"/>
    </style:style>
    <style:style style:name="T14" style:family="text">
      <style:text-properties fo:color="#ffff38" style:letter-kerning="true" style:font-name-asian="Mangal" style:font-size-asian="14pt" style:language-asian="hi" style:country-asian="IN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6d6d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00" style:text-outline="false" style:text-line-through-style="none" style:text-line-through-type="none" style:font-name="Calibri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ff6d6d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00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00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47" style:family="text">
      <style:text-properties style:text-underline-style="solid" style:text-underline-width="auto" style:text-underline-color="font-color" fo:color="#ff0000"/>
    </style:style>
    <style:style style:name="T48" style:family="text">
      <style:text-properties fo:color="#ff0000"/>
    </style:style>
    <style:style style:name="T49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53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54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55" style:family="text">
      <style:text-properties fo:color="#ffff38"/>
    </style:style>
    <style:style style:name="T56" style:family="text">
      <style:text-properties fo:color="#ffff38" fo:font-weight="bold" style:font-weight-asian="bold" style:font-weight-complex="bold"/>
    </style:style>
    <style:style style:name="T57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58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59" style:family="text">
      <style:text-properties fo:color="#ffff00"/>
    </style:style>
    <style:style style:name="T60" style:family="text">
      <style:text-properties fo:color="#ffff00" style:font-name="Mono"/>
    </style:style>
    <style:style style:name="T61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63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64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65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66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67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68" style:family="text">
      <style:text-properties fo:color="#ffff00" fo:font-weight="bold" style:font-weight-asian="bold" style:font-weight-complex="bold"/>
    </style:style>
    <style:style style:name="T69" style:family="text">
      <style:text-properties fo:color="#ffff00" fo:font-weight="normal" style:font-weight-asian="normal" style:font-weight-complex="normal"/>
    </style:style>
    <style:style style:name="T70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7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7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7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7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7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7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7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7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80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81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82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8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8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8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8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8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8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Default"/>
        <table:table-column table:style-name="co3" table:default-cell-style-name="ce88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42" office:value-type="string" calcext:value-type="string">
            <text:p>Matéria</text:p>
          </table:table-cell>
          <table:table-cell table:style-name="ce51" office:value-type="string" calcext:value-type="string">
            <text:p>Conteúdo</text:p>
          </table:table-cell>
          <table:table-cell table:style-name="ce81" office:value-type="string" calcext:value-type="string">
            <text:p>Estudo</text:p>
          </table:table-cell>
          <table:table-cell table:style-name="ce90" office:value-type="string" calcext:value-type="string">
            <text:p>Revisão</text:p>
          </table:table-cell>
          <table:table-cell table:style-name="ce51" table:number-columns-repeated="1020"/>
        </table:table-row>
        <table:table-row table:style-name="ro2">
          <table:table-cell table:style-name="ce43" office:value-type="string" calcext:value-type="string" table:number-columns-spanned="1" table:number-rows-spanned="9">
            <text:p>LÍNGUA PORTUGUESA</text:p>
          </table:table-cell>
          <table:table-cell table:style-name="ce52" office:value-type="string" calcext:value-type="string">
            <text:p>1 Leitura e interpretação de <text:span text:style-name="T2">diversos</text:span><text:span text:style-name="T47"> tipos de textos</text:span><text:span text:style-name="T48"> </text:span>(literários e não literários).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52" office:value-type="string" calcext:value-type="string">
            <text:p>2 Sinônimos e antônimos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52" office:value-type="string" calcext:value-type="string">
            <text:p>3 Sentido próprio e figurado das palavras<text:span text:style-name="T48"> (denotativo ou conotativo)</text:span>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52" office:value-type="string" calcext:value-type="string">
            <text:p>4 Pontuação <text:span text:style-name="T48">(Quando usar e não usar a vírgula)</text:span>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52" office:value-type="string" calcext:value-type="string">
            <text:p>5 Classes de palavras.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54" office:value-type="string" calcext:value-type="string">
            <text:p>6 Concordância nominal e verbal.<text:span text:style-name="T48"> (flexão de gênero, número e/ou pessoa)</text:span>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52" office:value-type="string" calcext:value-type="string">
            <text:p><text:span text:style-name="T49">7 Regências nominal  e verbal. </text:span><text:span text:style-name="T50">(uso de preposições / </text:span><text:span text:style-name="T48">VTD ou VTI)</text:span>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52" office:value-type="string" calcext:value-type="string">
            <text:p>8  Colocação pronominal<text:span text:style-name="T48"> (próclise, ênclise e mesóclise)</text:span>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54" office:value-type="string" calcext:value-type="string">
            <text:p>9 Crase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4" office:value-type="string" calcext:value-type="string" table:number-columns-spanned="1" table:number-rows-spanned="13">
            <text:p>MATEMÁTICA</text:p>
          </table:table-cell>
          <table:table-cell table:style-name="ce55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5"/>
          <table:table-cell table:style-name="ce55" office:value-type="string" calcext:value-type="string">
            <text:p>Representações fracionária ou decimal.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5"/>
          <table:table-cell table:style-name="ce55" office:value-type="string" calcext:value-type="string">
            <text:p>Mínimo múltiplo comum (MMC)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Máximo divisor comum (MDC)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5"/>
          <table:table-cell table:style-name="ce55" office:value-type="string" calcext:value-type="string">
            <text:p>Porcentagem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Razão e proporção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Regra de três simples ou composta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Sistema de equações do 1º grau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Equações do 2º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Relação entre grandezas – tabela ou gráfico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Tratamento da informação – média aritmética simples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44"/>
          <table:table-cell table:style-name="ce55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6" office:value-type="string" calcext:value-type="string" table:number-columns-spanned="1" table:number-rows-spanned="2">
            <text:p><text:span text:style-name="T46">ATUALIDADES</text:span></text:p>
            <text:p/>
          </table:table-cell>
          <table:table-cell table:style-name="ce59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82" office:value-type="string" calcext:value-type="string">
            <text:p>OK</text:p>
          </table:table-cell>
          <table:table-cell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59" office:value-type="string" calcext:value-type="string">
            <text:p>Anúncio remarcando provas publicado dia 30/08. (provavelmente serão questões do primeiro trimestre de 2020)</text:p>
          </table:table-cell>
          <table:table-cell table:style-name="ce82" office:value-type="string" calcext:value-type="string">
            <text:p>OK</text:p>
          </table:table-cell>
          <table:table-cell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8" office:value-type="string" calcext:value-type="string" table:number-columns-spanned="1" table:number-rows-spanned="6">
            <text:p>RACIOCÍNIO LÓGICO</text:p>
          </table:table-cell>
          <table:table-cell table:style-name="ce60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8"/>
          <table:table-cell table:style-name="ce60" office:value-type="string" calcext:value-type="string">
            <text:p>Estruturas lógicas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8"/>
          <table:table-cell table:style-name="ce60" office:value-type="string" calcext:value-type="string">
            <text:p>lógicas de argumentação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0" office:value-type="string" calcext:value-type="string">
            <text:p>Diagramas lógicos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0" office:value-type="string" calcext:value-type="string">
            <text:p>Sequências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8"/>
          <table:table-cell table:style-name="ce60" office:value-type="string" calcext:value-type="string">
            <text:p>Operação com conjuntos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49" office:value-type="string" calcext:value-type="string" table:number-columns-spanned="1" table:number-rows-spanned="39">
            <text:p>ESPECÍFICOS</text:p>
          </table:table-cell>
          <table:table-cell table:style-name="ce71" office:value-type="string" calcext:value-type="string">
            <text:p><text:span text:style-name="T51">Algoritmos e estruturas de dados e objetos</text:span><text:span text:style-name="T52"> (</text:span><text:span text:style-name="T53">listas</text:span><text:span text:style-name="T54">: fila, </text:span><text:span text:style-name="T52">pilha, lista encadeada circular – </text:span><text:span text:style-name="T53">árvore</text:span><text:span text:style-name="T52">, </text:span><text:span text:style-name="T53">hashtables</text:span><text:span text:style-name="T52">, </text:span><text:span text:style-name="T53">grafos</text:span><text:span text:style-name="T54">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Tipos de dados: elementares e estruturados<text:span text:style-name="T55"> (int, float, char, boolean – string, objeto, música, imagens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Estruturas de controle de fluxo: <text:span text:style-name="T56">Condicionais</text:span><text:span text:style-name="T55">(também chamadas de Estruturas de Seleção IF ELSE, SWITCH CASE) e de </text:span><text:span text:style-name="T56">Repetição</text:span><text:span text:style-name="T55">(WHILE, DO-WHILE, FOR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49"/>
          <table:table-cell table:style-name="ce75" office:value-type="string" calcext:value-type="string">
            <text:p>Programação estruturada<text:span text:style-name="T55"> (</text:span><text:span text:style-name="T57">Sequencial, </text:span><text:span text:style-name="T58">Condicionais e Iterações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Modularização <text:span text:style-name="T55">(funções e procedimentos: criados para que se tenha  organização, compreensão, manutenção, reuso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Acoplamento entre módulos e coesão de módulos<text:span text:style-name="T55"> (o ideal é um sistema com</text:span><text:span text:style-name="T56"> Fraco Acoplamento</text:span><text:span text:style-name="T55"> e</text:span><text:span text:style-name="T56"> Alta Coesão</text:span><text:span text:style-name="T55"> para ter boa manutenibilidade)</text:span></text:p>
          </table:table-cell>
          <table:table-cell table:style-name="ce83" office:value-type="string" calcext:value-type="string">
            <text:p>OK</text:p>
          </table:table-cell>
          <table:table-cell table:style-name="ce9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Procedimentos e sub-rotinas <text:span text:style-name="T59"> (palavras-chave: </text:span><text:span text:style-name="T60">void</text:span><text:span text:style-name="T59"> / </text:span><text:span text:style-name="T60">return</text:span><text:span text:style-name="T59">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Chamadas por referência<text:span text:style-name="T55"> (aponta para o endereço de memória ‘&amp;’)</text:span> e valor <text:span text:style-name="T55">(só copia o dado para o parâmetro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9"/>
          <table:table-cell table:style-name="ce71" office:value-type="string" calcext:value-type="string">
            <text:p>Programação por eventos<text:span text:style-name="T59"> (mudança de estado, envio de mensagens ao manipular interfaces gráficas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49"/>
          <table:table-cell table:style-name="ce71" office:value-type="string" calcext:value-type="string">
            <text:p><text:span text:style-name="T61">Programação orientada a objetos, classes, objetos, métodos, mensagens, herança, polimorfismo, sobrecarga,</text:span> interfaces e pacotes, tratamento de exceção<text:span text:style-name="T59"> (throw, try catch, finally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6" office:value-type="string" calcext:value-type="string">
            <text:p>HTML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9"/>
          <table:table-cell table:style-name="ce76" office:value-type="string" calcext:value-type="string">
            <text:p>XML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DHTML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6" office:value-type="string" calcext:value-type="string">
            <text:p>Javascript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C#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6" office:value-type="string" calcext:value-type="string">
            <text:p>PHP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JSP<text:span text:style-name="T59"> (Java Server Pages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9"/>
          <table:table-cell table:style-name="ce71" office:value-type="string" calcext:value-type="string">
            <text:p>Servlets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ASP.Net <text:span text:style-name="T59">(Active Server Pages)</text:span></text:p>
          </table:table-cell>
          <table:table-cell table:style-name="ce83" office:value-type="string" calcext:value-type="string">
            <text:p>OK</text:p>
          </table:table-cell>
          <table:table-cell table:style-name="ce92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49"/>
          <table:table-cell table:style-name="ce77" table:number-columns-repeated="2"/>
          <table:table-cell table:style-name="ce93"/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<text:span text:style-name="T61">Modelagem UML </text:span><text:span text:style-name="T62">(diagramas </text:span><text:span text:style-name="T63">estruturais</text:span><text:span text:style-name="T64"> e </text:span><text:span text:style-name="T63">comportamentais</text:span><text:span text:style-name="T64">)</text:span><text:span text:style-name="T65"> e E-R</text:span><text:span text:style-name="T66"> (entidade forte ou fraca, cardinalidade dos relacionamentos)</text:span></text:p>
          </table:table-cell>
          <table:table-cell table:style-name="ce84" office:value-type="string" calcext:value-type="string">
            <text:p>OK</text:p>
          </table:table-cell>
          <table:table-cell table:style-name="ce8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Banco de Dados: Conceitos de BD <text:span text:style-name="T59">(hierárquico, rede, relacional e OO)</text:span> e de SGBD, arquitetura de SGBD, Funções básicas de SGBD </text:p>
          </table:table-cell>
          <table:table-cell table:number-columns-repeated="2"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<text:span text:style-name="T49">Modelagem de Dados </text:span><text:span text:style-name="T67"> (</text:span><text:span text:style-name="T62">tipos de modelos: </text:span>Modelo Conceitual<text:span text:style-name="T59">(DER)</text:span>, Modelo Lógico<text:span text:style-name="T59">(ficha da entidade)</text:span>, Modelo Físico<text:span text:style-name="T59">(identificação com tipos e restrições)</text:span> </text:p>
          </table:table-cell>
          <table:table-cell table:number-columns-repeated="2"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<text:span text:style-name="T61">Modelo entidade relacionamento</text:span><text:span text:style-name="T62"> (MER e sua representação gráfica: DER)</text:span></text:p>
          </table:table-cell>
          <table:table-cell table:number-columns-repeated="2"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Modelo relacional <text:span text:style-name="T59">(dados representados em </text:span><text:span text:style-name="T68">Tabelas</text:span><text:span text:style-name="T69">, [Entidade, atributo e relacionamento], </text:span><text:span text:style-name="T68">chaves primárias </text:span><text:span text:style-name="T69">e </text:span><text:span text:style-name="T68">estrangeiras)</text:span></text:p>
          </table:table-cell>
          <table:table-cell table:number-columns-repeated="2"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Restrições de integridade<text:span text:style-name="T59"> (Domínio, Referencial, Vazio, Chave ou Definida pelo Usuário)</text:span></text:p>
          </table:table-cell>
          <table:table-cell table:number-columns-repeated="2"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Normalização e dependência funcional <text:span text:style-name="T59">(reduzir a redundância de dados para aumentar a integridade e desempenho, 1ª forma normal exige atomicidade)</text:span></text:p>
          </table:table-cell>
          <table:table-cell table:number-columns-repeated="2"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9"/>
          <table:table-cell table:style-name="ce78" office:value-type="string" calcext:value-type="string">
            <text:p><text:span text:style-name="T70">Mapeamento E-R para relacional  </text:span><text:span text:style-name="T71">[</text:span><text:span text:style-name="T72">Entidade</text:span><text:span text:style-name="T73"> </text:span><text:span text:style-name="T74">→</text:span><text:span text:style-name="T73"> </text:span><text:span text:style-name="T75">Tabela]    [</text:span><text:span text:style-name="T72">Atributos</text:span><text:span text:style-name="T73"> </text:span><text:span text:style-name="T74">→</text:span><text:span text:style-name="T73"> </text:span><text:span text:style-name="T75">Colunas/campos]    [</text:span><text:span text:style-name="T72">Relacionamento</text:span><text:span text:style-name="T76"> </text:span><text:span text:style-name="T74">→ </text:span><text:span text:style-name="T76">Cardinalidade]</text:span><text:span text:style-name="T77">   </text:span><text:span text:style-name="T78"> </text:span><text:span text:style-name="T79">[Instância</text:span><text:span text:style-name="T80"> </text:span><text:span text:style-name="T81">→</text:span><text:span text:style-name="T82"> </text:span><text:span text:style-name="T83">Linhas/registros/tuplas]</text:span></text:p>
          </table:table-cell>
          <table:table-cell table:style-name="ce85" office:value-type="string" calcext:value-type="string">
            <text:p>OK</text:p>
          </table:table-cell>
          <table:table-cell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9"/>
          <table:table-cell table:style-name="ce76" office:value-type="string" calcext:value-type="string">
            <text:p>Linguagem SQL: Linguagem de definição de dados (DDL), Linguagem de manipulação de dados (DML)</text:p>
          </table:table-cell>
          <table:table-cell table:style-name="ce86" office:value-type="string" calcext:value-type="string">
            <text:p>OK</text:p>
          </table:table-cell>
          <table:table-cell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Conceito de transação<text:span text:style-name="T59"> (executada como tarefa única, seguindo os princípios do ACID; cláusulas Commit, Rollback, begin-end transaction)</text:span></text:p>
          </table:table-cell>
          <table:table-cell table:number-columns-repeated="2" table:style-name="ce8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1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86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49"/>
          <table:table-cell table:style-name="ce71" office:value-type="string" calcext:value-type="string">
            <text:p><text:span text:style-name="T49">Sistemas Gerenciadores de Banco de Dados: tabelas, visões </text:span><text:span text:style-name="T62">(selects armazenados na memória cache)</text:span><text:span text:style-name="T49">, índices</text:span><text:span text:style-name="T62"> (resumo de grandes tabelas)</text:span><text:span text:style-name="T49">, sequências </text:span><text:span text:style-name="T62">(criam um valor para uma chave primária)</text:span><text:span text:style-name="T49">, sinônimos </text:span><text:span text:style-name="T62">(referencia outro esquema de um BD distribuído)</text:span><text:span text:style-name="T49">, restrições </text:span><text:span text:style-name="T62">(regras para garantir a integridade)</text:span><text:span text:style-name="T49">, dicionário de dados</text:span><text:span text:style-name="T62"> (documento de metadados sobre a estrutura do BD)</text:span><text:span text:style-name="T67">, restrições de integridade </text:span><text:span text:style-name="T62">(domínio, referencial, vazio, chave ou definida pelo usuário)</text:span><text:span text:style-name="T49">, constraints</text:span><text:span text:style-name="T62">(de </text:span><text:span text:style-name="T84">TIPOS, NOT NULL, UNIQUE, PK, FK, DEFAULT, CHECK</text:span><text:span text:style-name="T85">)</text:span><text:span text:style-name="T86">, tipos de dados </text:span><text:span text:style-name="T87">(</text:span><text:span text:style-name="T88">int</text:span><text:span text:style-name="T85">, </text:span><text:span text:style-name="T88">char</text:span><text:span text:style-name="T85">, </text:span><text:span text:style-name="T88">varchar</text:span><text:span text:style-name="T85">, </text:span><text:span text:style-name="T88">float</text:span><text:span text:style-name="T85">, </text:span><text:span text:style-name="T60">date</text:span><text:span text:style-name="T59">)</text:span>, SQL, PL/SQL. <text:span text:style-name="T59">(e seus parâmetros)</text:span></text:p>
          </table:table-cell>
          <table:table-cell table:number-columns-repeated="2" table:style-name="ce8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77" table:number-columns-spanned="3" table:number-rows-spanned="1"/>
          <table:covered-table-cell table:number-columns-repeated="2" table:style-name="ce77"/>
          <table:table-cell table:number-columns-repeated="1020"/>
        </table:table-row>
        <table:table-row table:style-name="ro3">
          <table:covered-table-cell table:style-name="ce49"/>
          <table:table-cell table:style-name="ce79" office:value-type="string" calcext:value-type="string">
            <text:p>Se sobrar tempo, veja: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80" office:value-type="string" calcext:value-type="string">
            <text:p>Scrum, XP 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80" office:value-type="string" calcext:value-type="string">
            <text:p>Arquiteturas de componentes: Microsoft COM, .Net, J2EE. 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80" office:value-type="string" calcext:value-type="string">
            <text:p>AJAX 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49"/>
          <table:table-cell table:style-name="ce80" office:value-type="string" calcext:value-type="string">
            <text:p>CSS </text:p>
          </table:table-cell>
          <table:table-cell table:style-name="ce87" office:value-type="string" calcext:value-type="string">
            <text:p>OK</text:p>
          </table:table-cell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49"/>
          <table:table-cell table:style-name="ce80" office:value-type="string" calcext:value-type="string">
            <text:p>Programação Web: conceitos fundamentais, persistência, camadas e design patterns. 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80" office:value-type="string" calcext:value-type="string">
            <text:p>Web services usando REST, SOAP e WebApi: 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80" office:value-type="string" calcext:value-type="string">
            <text:p>Procedimentos armazenados ("Stored Procedures") </text:p>
          </table:table-cell>
          <table:table-cell table:style-name="ce87" office:value-type="string" calcext:value-type="string">
            <text:p>OK</text:p>
          </table:table-cell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80" office:value-type="string" calcext:value-type="string">
            <text:p>Gatilhos ("Triggers") <text:span text:style-name="T59">(stored procedure disparado por evento DML)</text:span></text:p>
          </table:table-cell>
          <table:table-cell table:style-name="ce87" office:value-type="string" calcext:value-type="string">
            <text:p>OK</text:p>
          </table:table-cell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80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údo.C2:Conteúdo.C31 Conteúdo.D2:Conteúdo.D23 Conteúdo.D26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C31 Conteúdo.D2:Conteúdo.D23 Conteúdo.D26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50 Conteúdo.D24:Conteúdo.D25">
            <calcext:condition calcext:apply-style-name="ConditionalStyle_16" calcext:value="contains-text(&quot;Ok&quot;)" calcext:base-cell-address="Conteúdo.C25"/>
          </calcext:conditional-format>
          <calcext:conditional-format calcext:target-range-address="Conteúdo.C32:Conteúdo.D50 Conteúdo.D24:Conteúdo.D25">
            <calcext:condition calcext:apply-style-name="ConditionalStyle_15" calcext:value="contains-text(&quot;Falta&quot;)" calcext:base-cell-address="Conteúdo.C25"/>
          </calcext:conditional-format>
          <calcext:conditional-format calcext:target-range-address="Conteúdo.D37:Conteúdo.D37">
            <calcext:condition calcext:apply-style-name="ConditionalStyle_12" calcext:value="contains-text(&quot;Ok&quot;)" calcext:base-cell-address="Conteúdo.D36"/>
          </calcext:conditional-format>
          <calcext:conditional-format calcext:target-range-address="Conteúdo.D37:Conteúdo.D37">
            <calcext:condition calcext:apply-style-name="ConditionalStyle_11" calcext:value="contains-text(&quot;Falta&quot;)" calcext:base-cell-address="Conteúdo.D36"/>
          </calcext:conditional-format>
          <calcext:conditional-format calcext:target-range-address="Conteúdo.C52:Conteúdo.C59 Conteúdo.D50:Conteúdo.D60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52:Conteúdo.C59 Conteúdo.D50:Conteúdo.D60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9:Conteúdo.C63 Conteúdo.D61:Conteúdo.D63">
            <calcext:condition calcext:apply-style-name="ConditionalStyle_4" calcext:value="contains-text(&quot;Ok&quot;)" calcext:base-cell-address="Conteúdo.C55"/>
          </calcext:conditional-format>
          <calcext:conditional-format calcext:target-range-address="Conteúdo.C59:Conteúdo.C63 Conteúdo.D61:Conteúdo.D63">
            <calcext:condition calcext:apply-style-name="ConditionalStyle_3" calcext:value="contains-text(&quot;Falta&quot;)" calcext:base-cell-address="Conteúdo.C55"/>
          </calcext:conditional-format>
          <calcext:conditional-format calcext:target-range-address="Conteúdo.C65:Conteúdo.D74">
            <calcext:condition calcext:apply-style-name="ConditionalStyle_2" calcext:value="contains-text(&quot;Ok&quot;)" calcext:base-cell-address="Conteúdo.C65"/>
          </calcext:conditional-format>
          <calcext:conditional-format calcext:target-range-address="Conteúdo.C65:Conteúdo.D74">
            <calcext:condition calcext:apply-style-name="ConditionalStyle_1" calcext:value="contains-text(&quot;Falta&quot;)" calcext:base-cell-address="Conteúdo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7:28:09.0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10-16T22:46:14.119000000</dc:date>
    <meta:generator>LibreOffice/6.1.4.2$Windows_X86_64 LibreOffice_project/9d0f32d1f0b509096fd65e0d4bec26ddd1938fd3</meta:generator>
    <meta:editing-duration>P2DT13H19M53S</meta:editing-duration>
    <meta:editing-cycles>45</meta:editing-cycles>
    <meta:document-statistic meta:table-count="3" meta:cell-count="21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